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004cm"/>
    </style:style>
    <style:style style:name="co11" style:family="table-column">
      <style:table-column-properties fo:break-before="auto" style:column-width="0.66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3" style:family="table-cell" style:parent-style-name="Pivot_20_Table_20_Field" style:data-style-name="N100">
      <style:table-cell-properties fo:border-bottom="0.99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7" style:family="table-cell" style:parent-style-name="Pivot_20_Table_20_Field" style:data-style-name="N100">
      <style:table-cell-properties fo:border-bottom="0.99pt solid #000000" fo:border-left="0.99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40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41" style:family="table-cell" style:parent-style-name="Pivot_20_Table_20_Value" style:data-style-name="N2">
      <style:table-cell-properties fo:border-bottom="2.01pt solid #000000" fo:border-left="0.99pt solid #000000" fo:border-right="none" fo:border-top="none"/>
    </style:style>
    <style:style style:name="ce4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45" style:family="table-cell" style:parent-style-name="Pivot_20_Table_20_Value" style:data-style-name="N2"/>
    <style:style style:name="ce46" style:family="table-cell" style:parent-style-name="Pivot_20_Table_20_Value" style:data-style-name="N2">
      <style:table-cell-properties fo:border-bottom="2.01pt solid #000000" fo:border-left="none" fo:border-right="none" fo:border-top="none"/>
    </style:style>
    <style:style style:name="ce4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9" style:family="table-cell" style:parent-style-name="Pivot_20_Table_20_Value" style:data-style-name="N2">
      <style:table-cell-properties fo:border-bottom="none" fo:border-left="none" fo:border-right="2.01pt solid #000000" fo:border-top="0.99pt solid #000000"/>
    </style:style>
    <style:style style:name="ce50" style:family="table-cell" style:parent-style-name="Pivot_20_Table_20_Value" style:data-style-name="N2">
      <style:table-cell-properties fo:border-bottom="none" fo:border-left="none" fo:border-right="2.01pt solid #000000" fo:border-top="none"/>
    </style:style>
    <style:style style:name="ce51" style:family="table-cell" style:parent-style-name="Pivot_20_Table_20_Value">
      <style:table-cell-properties fo:border-bottom="2.01pt solid #000000" fo:border-left="none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1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4" calcext:value-type="float">
            <text:p>103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73" calcext:value-type="float">
            <text:p>104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6" calcext:value-type="float">
            <text:p>108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" calcext:value-type="float">
            <text:p>108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08" calcext:value-type="float">
            <text:p>110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28" calcext:value-type="float">
            <text:p>109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5" calcext:value-type="float">
            <text:p>110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8" calcext:value-type="float">
            <text:p>109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8" calcext:value-type="float">
            <text:p>10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1" calcext:value-type="float">
            <text:p>108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71" calcext:value-type="float">
            <text:p>109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8" calcext:value-type="float">
            <text:p>10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:.J35])" office:value-type="float" office:value="108.516666666667" calcext:value-type="float">
            <text:p>108,5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3" calcext:value-type="float">
            <text:p>108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19" calcext:value-type="float">
            <text:p>108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3" calcext:value-type="float">
            <text:p>108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7" calcext:value-type="float">
            <text:p>108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1" calcext:value-type="float">
            <text:p>109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" calcext:value-type="float">
            <text:p>109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5" calcext:value-type="float">
            <text:p>108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4" calcext:value-type="float">
            <text:p>108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75" calcext:value-type="float">
            <text:p>108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2" calcext:value-type="float">
            <text:p>109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41" calcext:value-type="float">
            <text:p>108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57" calcext:value-type="float">
            <text:p>108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8:.J71])" office:value-type="float" office:value="108.764166666667" calcext:value-type="float">
            <text:p>108,7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39" calcext:value-type="float">
            <text:p>108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7" calcext:value-type="float">
            <text:p>107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28" calcext:value-type="float">
            <text:p>108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6" calcext:value-type="float">
            <text:p>108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62" calcext:value-type="float">
            <text:p>107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6" calcext:value-type="float">
            <text:p>108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89" calcext:value-type="float">
            <text:p>108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19" calcext:value-type="float">
            <text:p>109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8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8.92" calcext:value-type="float">
            <text:p>108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38" calcext:value-type="float">
            <text:p>10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39" calcext:value-type="float">
            <text:p>110,3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5" calcext:value-type="float">
            <text:p>111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4:.J107])" office:value-type="float" office:value="109.0225" calcext:value-type="float">
            <text:p>109,0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63" calcext:value-type="float">
            <text:p>117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7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7.09" calcext:value-type="float">
            <text:p>117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27" calcext:value-type="float">
            <text:p>115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26" calcext:value-type="float">
            <text:p>116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5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5.86" calcext:value-type="float">
            <text:p>115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.28" calcext:value-type="float">
            <text:p>114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7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6.97" calcext:value-type="float">
            <text:p>116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75" calcext:value-type="float">
            <text:p>111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5" calcext:value-type="float">
            <text:p>111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.53" calcext:value-type="float">
            <text:p>112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.98" calcext:value-type="float">
            <text:p>110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.93" calcext:value-type="float">
            <text:p>111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0:.J143])" office:value-type="float" office:value="114.375" calcext:value-type="float">
            <text:p>114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5" calcext:value-type="float">
            <text:p>103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3" calcext:value-type="float">
            <text:p>103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8" calcext:value-type="float">
            <text:p>103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8" calcext:value-type="float">
            <text:p>102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6" calcext:value-type="float">
            <text:p>102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" calcext:value-type="float">
            <text:p>103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5" calcext:value-type="float">
            <text:p>102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9" calcext:value-type="float">
            <text:p>102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6" calcext:value-type="float">
            <text:p>102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07" calcext:value-type="float">
            <text:p>104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2" calcext:value-type="float">
            <text:p>102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4" calcext:value-type="float">
            <text:p>101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46:.J179])" office:value-type="float" office:value="102.869166666667" calcext:value-type="float">
            <text:p>102,8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4" calcext:value-type="float">
            <text:p>102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18" calcext:value-type="float">
            <text:p>103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58" calcext:value-type="float">
            <text:p>104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4" calcext:value-type="float">
            <text:p>103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36" calcext:value-type="float">
            <text:p>104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78" calcext:value-type="float">
            <text:p>103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68" calcext:value-type="float">
            <text:p>103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2" calcext:value-type="float">
            <text:p>10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2" calcext:value-type="float">
            <text:p>104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89" calcext:value-type="float">
            <text:p>103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4" calcext:value-type="float">
            <text:p>104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9" calcext:value-type="float">
            <text:p>103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82:.J215])" office:value-type="float" office:value="103.78" calcext:value-type="float">
            <text:p>103,7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86" calcext:value-type="float">
            <text:p>104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94" calcext:value-type="float">
            <text:p>103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31" calcext:value-type="float">
            <text:p>106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6" calcext:value-type="float">
            <text:p>105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56" calcext:value-type="float">
            <text:p>103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1" calcext:value-type="float">
            <text:p>105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" calcext:value-type="float">
            <text:p>105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4.11" calcext:value-type="float">
            <text:p>104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7" calcext:value-type="float">
            <text:p>105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41" calcext:value-type="float">
            <text:p>105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3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3.49" calcext:value-type="float">
            <text:p>103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22" calcext:value-type="float">
            <text:p>105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18:.J251])" office:value-type="float" office:value="104.8275" calcext:value-type="float">
            <text:p>104,8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7" calcext:value-type="float">
            <text:p>107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9" calcext:value-type="float">
            <text:p>106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3" calcext:value-type="float">
            <text:p>106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5.58" calcext:value-type="float">
            <text:p>105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75" calcext:value-type="float">
            <text:p>106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9" calcext:value-type="float">
            <text:p>107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4" calcext:value-type="float">
            <text:p>106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61" calcext:value-type="float">
            <text:p>106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33" calcext:value-type="float">
            <text:p>107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6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6.93" calcext:value-type="float">
            <text:p>106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9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7.17" calcext:value-type="float">
            <text:p>107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8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9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9.55" calcext:value-type="float">
            <text:p>109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54:.J287])" office:value-type="float" office:value="107.008333333333" calcext:value-type="float">
            <text:p>107,0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2" calcext:value-type="float">
            <text:p>98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54" calcext:value-type="float">
            <text:p>98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6" calcext:value-type="float">
            <text:p>98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9" calcext:value-type="float">
            <text:p>97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68" calcext:value-type="float">
            <text:p>98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63" calcext:value-type="float">
            <text:p>96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6" calcext:value-type="float">
            <text:p>97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7" calcext:value-type="float">
            <text:p>96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12" calcext:value-type="float">
            <text:p>98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48" calcext:value-type="float">
            <text:p>98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59" calcext:value-type="float">
            <text:p>97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7" calcext:value-type="float">
            <text:p>101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290:.J323])" office:value-type="float" office:value="98.2266666666667" calcext:value-type="float">
            <text:p>98,2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3" calcext:value-type="float">
            <text:p>100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55" calcext:value-type="float">
            <text:p>101,5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4" calcext:value-type="float">
            <text:p>10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5" calcext:value-type="float">
            <text:p>100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4" calcext:value-type="float">
            <text:p>99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6" calcext:value-type="float">
            <text:p>100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8" calcext:value-type="float">
            <text:p>100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5" calcext:value-type="float">
            <text:p>100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8" calcext:value-type="float">
            <text:p>100,4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9" calcext:value-type="float">
            <text:p>100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7" calcext:value-type="float">
            <text:p>100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3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37" calcext:value-type="float">
            <text:p>97,3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26:.J359])" office:value-type="float" office:value="100.2675" calcext:value-type="float">
            <text:p>100,27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6" calcext:value-type="float">
            <text:p>100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8.71" calcext:value-type="float">
            <text:p>98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" calcext:value-type="float">
            <text:p>100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2" calcext:value-type="float">
            <text:p>99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67" calcext:value-type="float">
            <text:p>99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07" calcext:value-type="float">
            <text:p>99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76" calcext:value-type="float">
            <text:p>99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32" calcext:value-type="float">
            <text:p>99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33" calcext:value-type="float">
            <text:p>100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" calcext:value-type="float">
            <text:p>100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45" calcext:value-type="float">
            <text:p>99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9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9.18" calcext:value-type="float">
            <text:p>99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62:.J395])" office:value-type="float" office:value="99.6225" calcext:value-type="float">
            <text:p>99,6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18" calcext:value-type="float">
            <text:p>102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49" calcext:value-type="float">
            <text:p>102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66" calcext:value-type="float">
            <text:p>102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8" calcext:value-type="float">
            <text:p>102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34" calcext:value-type="float">
            <text:p>102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2" calcext:value-type="float">
            <text:p>102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97" calcext:value-type="float">
            <text:p>102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73" calcext:value-type="float">
            <text:p>102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54" calcext:value-type="float">
            <text:p>102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92" calcext:value-type="float">
            <text:p>101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2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2.24" calcext:value-type="float">
            <text:p>102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42" calcext:value-type="float">
            <text:p>101,4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398:.J431])" office:value-type="float" office:value="102.3325" calcext:value-type="float">
            <text:p>102,3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4" calcext:value-type="float">
            <text:p>93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36" calcext:value-type="float">
            <text:p>92,3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9" calcext:value-type="float">
            <text:p>93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5" calcext:value-type="float">
            <text:p>93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" calcext:value-type="float">
            <text:p>93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61" calcext:value-type="float">
            <text:p>92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.9" calcext:value-type="float">
            <text:p>92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" calcext:value-type="float">
            <text:p>94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9" calcext:value-type="float">
            <text:p>93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22" calcext:value-type="float">
            <text:p>93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34:.J467])" office:value-type="float" office:value="93.1983333333333" calcext:value-type="float">
            <text:p>93,2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41" calcext:value-type="float">
            <text:p>93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4" calcext:value-type="float">
            <text:p>93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4" calcext:value-type="float">
            <text:p>94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2" calcext:value-type="float">
            <text:p>96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2" calcext:value-type="float">
            <text:p>96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3" calcext:value-type="float">
            <text:p>96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19" calcext:value-type="float">
            <text:p>96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16" calcext:value-type="float">
            <text:p>97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1" calcext:value-type="float">
            <text:p>96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8" calcext:value-type="float">
            <text:p>96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9" calcext:value-type="float">
            <text:p>97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67" calcext:value-type="float">
            <text:p>96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470:.J503])" office:value-type="float" office:value="96.0608333333333" calcext:value-type="float">
            <text:p>96,0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49" calcext:value-type="float">
            <text:p>97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76" calcext:value-type="float">
            <text:p>96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1" calcext:value-type="float">
            <text:p>96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82" calcext:value-type="float">
            <text:p>96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3" calcext:value-type="float">
            <text:p>93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41" calcext:value-type="float">
            <text:p>94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7" calcext:value-type="float">
            <text:p>94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16" calcext:value-type="float">
            <text:p>93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1" calcext:value-type="float">
            <text:p>93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5" calcext:value-type="float">
            <text:p>94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2" calcext:value-type="float">
            <text:p>94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06:.J539])" office:value-type="float" office:value="95.1583333333334" calcext:value-type="float">
            <text:p>95,1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21" calcext:value-type="float">
            <text:p>95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3" calcext:value-type="float">
            <text:p>95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2" calcext:value-type="float">
            <text:p>94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3" calcext:value-type="float">
            <text:p>94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68" calcext:value-type="float">
            <text:p>95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4" calcext:value-type="float">
            <text:p>93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6.92" calcext:value-type="float">
            <text:p>96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5.91" calcext:value-type="float">
            <text:p>95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" calcext:value-type="float">
            <text:p>97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7" calcext:value-type="float">
            <text:p>97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78" calcext:value-type="float">
            <text:p>97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7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7.89" calcext:value-type="float">
            <text:p>97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42:.J575])" office:value-type="float" office:value="96.1483333333333" calcext:value-type="float">
            <text:p>96,1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4" calcext:value-type="float">
            <text:p>93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1" calcext:value-type="float">
            <text:p>93,8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7" calcext:value-type="float">
            <text:p>93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3" calcext:value-type="float">
            <text:p>94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7" calcext:value-type="float">
            <text:p>93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7" calcext:value-type="float">
            <text:p>93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08" calcext:value-type="float">
            <text:p>93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1" calcext:value-type="float">
            <text:p>93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4" calcext:value-type="float">
            <text:p>94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3" calcext:value-type="float">
            <text:p>93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7" calcext:value-type="float">
            <text:p>94,1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7" calcext:value-type="float">
            <text:p>94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578:.J611])" office:value-type="float" office:value="93.835" calcext:value-type="float">
            <text:p>93,8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4" calcext:value-type="float">
            <text:p>90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1" calcext:value-type="float">
            <text:p>89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6" calcext:value-type="float">
            <text:p>88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1" calcext:value-type="float">
            <text:p>88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7" calcext:value-type="float">
            <text:p>89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65" calcext:value-type="float">
            <text:p>87,6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8" calcext:value-type="float">
            <text:p>89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4" calcext:value-type="float">
            <text:p>89,5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8" calcext:value-type="float">
            <text:p>89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59" calcext:value-type="float">
            <text:p>88,5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8" calcext:value-type="float">
            <text:p>89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14:.J647])" office:value-type="float" office:value="89.0958333333334" calcext:value-type="float">
            <text:p>89,10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4" calcext:value-type="float">
            <text:p>89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64" calcext:value-type="float">
            <text:p>88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34" calcext:value-type="float">
            <text:p>89,3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5" calcext:value-type="float">
            <text:p>89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5" calcext:value-type="float">
            <text:p>89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4" calcext:value-type="float">
            <text:p>89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7" calcext:value-type="float">
            <text:p>93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5" calcext:value-type="float">
            <text:p>94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66" calcext:value-type="float">
            <text:p>93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56" calcext:value-type="float">
            <text:p>93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9" calcext:value-type="float">
            <text:p>94,1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50:.J683])" office:value-type="float" office:value="91.1575" calcext:value-type="float">
            <text:p>91,16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83" calcext:value-type="float">
            <text:p>94,8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5" calcext:value-type="float">
            <text:p>94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46" calcext:value-type="float">
            <text:p>94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2" calcext:value-type="float">
            <text:p>94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11" calcext:value-type="float">
            <text:p>94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26" calcext:value-type="float">
            <text:p>94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68" calcext:value-type="float">
            <text:p>94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57" calcext:value-type="float">
            <text:p>94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32" calcext:value-type="float">
            <text:p>94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94" calcext:value-type="float">
            <text:p>93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.02" calcext:value-type="float">
            <text:p>94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.86" calcext:value-type="float">
            <text:p>93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686:.J719])" office:value-type="float" office:value="94.2933333333333" calcext:value-type="float">
            <text:p>94,29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7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7.56" calcext:value-type="float">
            <text:p>87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46" calcext:value-type="float">
            <text:p>85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9" calcext:value-type="float">
            <text:p>84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23" calcext:value-type="float">
            <text:p>85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1" calcext:value-type="float">
            <text:p>85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75" calcext:value-type="float">
            <text:p>84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56" calcext:value-type="float">
            <text:p>85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1" calcext:value-type="float">
            <text:p>85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46" calcext:value-type="float">
            <text:p>85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75" calcext:value-type="float">
            <text:p>85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4" calcext:value-type="float">
            <text:p>85,6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3" calcext:value-type="float">
            <text:p>85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22:.J755])" office:value-type="float" office:value="85.5291666666667" calcext:value-type="float">
            <text:p>85,5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1" calcext:value-type="float">
            <text:p>86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13" calcext:value-type="float">
            <text:p>85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84" calcext:value-type="float">
            <text:p>85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8" calcext:value-type="float">
            <text:p>85,6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97" calcext:value-type="float">
            <text:p>85,9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21" calcext:value-type="float">
            <text:p>86,2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63" calcext:value-type="float">
            <text:p>85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72" calcext:value-type="float">
            <text:p>85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5" calcext:value-type="float">
            <text:p>85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09" calcext:value-type="float">
            <text:p>86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4" calcext:value-type="float">
            <text:p>85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5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5.33" calcext:value-type="float">
            <text:p>85,3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58:.J791])" office:value-type="float" office:value="85.7133333333333" calcext:value-type="float">
            <text:p>85,7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8" calcext:value-type="float">
            <text:p>89,9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2" calcext:value-type="float">
            <text:p>91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" calcext:value-type="float">
            <text:p>90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6" calcext:value-type="float">
            <text:p>91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8" calcext:value-type="float">
            <text:p>90,8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3" calcext:value-type="float">
            <text:p>91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51" calcext:value-type="float">
            <text:p>90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4" calcext:value-type="float">
            <text:p>90,9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794:.J827])" office:value-type="float" office:value="90.8358333333333" calcext:value-type="float">
            <text:p>90,8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3" calcext:value-type="float">
            <text:p>91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78" calcext:value-type="float">
            <text:p>90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89" calcext:value-type="float">
            <text:p>91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41" calcext:value-type="float">
            <text:p>91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96" calcext:value-type="float">
            <text:p>90,9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2" calcext:value-type="float">
            <text:p>91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1" calcext:value-type="float">
            <text:p>91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18" calcext:value-type="float">
            <text:p>91,1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82" calcext:value-type="float">
            <text:p>90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76" calcext:value-type="float">
            <text:p>90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.41" calcext:value-type="float">
            <text:p>91,4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6.1" calcext:value-type="float">
            <text:p>86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30:.J863])" office:value-type="float" office:value="90.7225" calcext:value-type="float">
            <text:p>90,72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82" calcext:value-type="float">
            <text:p>83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" calcext:value-type="float">
            <text:p>83,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7" calcext:value-type="float">
            <text:p>83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2" calcext:value-type="float">
            <text:p>83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" calcext:value-type="float">
            <text:p>83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2" calcext:value-type="float">
            <text:p>83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45" calcext:value-type="float">
            <text:p>83,4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86" calcext:value-type="float">
            <text:p>83,8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5" calcext:value-type="float">
            <text:p>83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4" calcext:value-type="float">
            <text:p>83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6" calcext:value-type="float">
            <text:p>83,7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5" calcext:value-type="float">
            <text:p>83,7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866:.J899])" office:value-type="float" office:value="83.65" calcext:value-type="float">
            <text:p>83,6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9" calcext:value-type="float">
            <text:p>83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35" calcext:value-type="float">
            <text:p>83,3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2" calcext:value-type="float">
            <text:p>84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15" calcext:value-type="float">
            <text:p>84,1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3" calcext:value-type="float">
            <text:p>83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79" calcext:value-type="float">
            <text:p>83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9" calcext:value-type="float">
            <text:p>83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99" calcext:value-type="float">
            <text:p>83,9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43" calcext:value-type="float">
            <text:p>84,4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24" calcext:value-type="float">
            <text:p>84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4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4.3" calcext:value-type="float">
            <text:p>84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3" calcext:value-type="float">
            <text:p>83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02:.J935])" office:value-type="float" office:value="83.9508333333333" calcext:value-type="float">
            <text:p>83,9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25" calcext:value-type="float">
            <text:p>83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53" calcext:value-type="float">
            <text:p>83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1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3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3.66" calcext:value-type="float">
            <text:p>83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8.78" calcext:value-type="float">
            <text:p>88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8" calcext:value-type="float">
            <text:p>89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3" calcext:value-type="float">
            <text:p>90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4" calcext:value-type="float">
            <text:p>89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9" calcext:value-type="float">
            <text:p>89,2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8" calcext:value-type="float">
            <text:p>89,2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01" calcext:value-type="float">
            <text:p>89,0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78" calcext:value-type="float">
            <text:p>89,7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62" calcext:value-type="float">
            <text:p>90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38:.J971])" office:value-type="float" office:value="87.9758333333333" calcext:value-type="float">
            <text:p>87,9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14" calcext:value-type="float">
            <text:p>90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9" calcext:value-type="float">
            <text:p>90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12" calcext:value-type="float">
            <text:p>89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03" calcext:value-type="float">
            <text:p>90,0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23" calcext:value-type="float">
            <text:p>89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84" calcext:value-type="float">
            <text:p>89,8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3" calcext:value-type="float">
            <text:p>89,6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6" calcext:value-type="float">
            <text:p>89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57" calcext:value-type="float">
            <text:p>89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62" calcext:value-type="float">
            <text:p>89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0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0.24" calcext:value-type="float">
            <text:p>90,2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0 Max_FPS</text:p>
          </table:table-cell>
          <table:table-cell office:value-type="string" calcext:value-type="string">
            <text:p><text:s/>1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89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89.92" calcext:value-type="float">
            <text:p>89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974:.J1007])" office:value-type="float" office:value="89.7491666666667" calcext:value-type="float">
            <text:p>89,75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9.38" calcext:value-type="float">
            <text:p>1279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5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58.8" calcext:value-type="float">
            <text:p>1258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8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86.95" calcext:value-type="float">
            <text:p>1286,9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2.44" calcext:value-type="float">
            <text:p>1302,4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7.51" calcext:value-type="float">
            <text:p>1277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3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3.92" calcext:value-type="float">
            <text:p>1263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9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9.87" calcext:value-type="float">
            <text:p>1299,8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13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13.22" calcext:value-type="float">
            <text:p>1313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7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78.07" calcext:value-type="float">
            <text:p>1278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62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62.82" calcext:value-type="float">
            <text:p>1262,8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29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290.09" calcext:value-type="float">
            <text:p>1290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0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06.66" calcext:value-type="float">
            <text:p>1306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10:.J1043])" office:value-type="float" office:value="1284.9775" calcext:value-type="float">
            <text:p>1.284,9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0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0.2" calcext:value-type="float">
            <text:p>930,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1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1.69" calcext:value-type="float">
            <text:p>921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0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0.3" calcext:value-type="float">
            <text:p>920,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4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4.92" calcext:value-type="float">
            <text:p>944,9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9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9.23" calcext:value-type="float">
            <text:p>949,2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9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9.49" calcext:value-type="float">
            <text:p>939,4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20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20.62" calcext:value-type="float">
            <text:p>920,6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6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6.51" calcext:value-type="float">
            <text:p>916,5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33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33.26" calcext:value-type="float">
            <text:p>933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7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7.7" calcext:value-type="float">
            <text:p>947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45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45.12" calcext:value-type="float">
            <text:p>945,1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919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919.56" calcext:value-type="float">
            <text:p>919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46:.J1079])" office:value-type="float" office:value="932.383333333333" calcext:value-type="float">
            <text:p>932,3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31" calcext:value-type="float">
            <text:p>635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6.71" calcext:value-type="float">
            <text:p>636,7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0.67" calcext:value-type="float">
            <text:p>640,6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5.8" calcext:value-type="float">
            <text:p>645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8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8.26" calcext:value-type="float">
            <text:p>648,2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5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5.93" calcext:value-type="float">
            <text:p>645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1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1.09" calcext:value-type="float">
            <text:p>641,0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5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5.58" calcext:value-type="float">
            <text:p>635,5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6.04" calcext:value-type="float">
            <text:p>636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34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34.22" calcext:value-type="float">
            <text:p>634,2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7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7.25" calcext:value-type="float">
            <text:p>647,2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64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646.69" calcext:value-type="float">
            <text:p>646,6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082:.J1115])" office:value-type="float" office:value="641.129166666667" calcext:value-type="float">
            <text:p>641,13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7" calcext:value-type="float">
            <text:p>414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72" calcext:value-type="float">
            <text:p>413,7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93" calcext:value-type="float">
            <text:p>414,9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56" calcext:value-type="float">
            <text:p>411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73" calcext:value-type="float">
            <text:p>411,7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91" calcext:value-type="float">
            <text:p>411,9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0.79" calcext:value-type="float">
            <text:p>410,7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04" calcext:value-type="float">
            <text:p>412,0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1.9" calcext:value-type="float">
            <text:p>411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5.27" calcext:value-type="float">
            <text:p>415,2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8" calcext:value-type="float">
            <text:p>412,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3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3.53" calcext:value-type="float">
            <text:p>413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18:.J1151])" office:value-type="float" office:value="412.906666666667" calcext:value-type="float">
            <text:p>412,91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57" calcext:value-type="float">
            <text:p>243,5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16" calcext:value-type="float">
            <text:p>244,1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07" calcext:value-type="float">
            <text:p>245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53" calcext:value-type="float">
            <text:p>245,5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08" calcext:value-type="float">
            <text:p>250,0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4" calcext:value-type="float">
            <text:p>249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6" calcext:value-type="float">
            <text:p>248,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3" calcext:value-type="float">
            <text:p>251,13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7" calcext:value-type="float">
            <text:p>249,0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89" calcext:value-type="float">
            <text:p>250,8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1" calcext:value-type="float">
            <text:p>250,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56" calcext:value-type="float">
            <text:p>250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54:.J1187])" office:value-type="float" office:value="248.18" calcext:value-type="float">
            <text:p>248,18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31" calcext:value-type="float">
            <text:p>142,3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38" calcext:value-type="float">
            <text:p>142,38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8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77" calcext:value-type="float">
            <text:p>137,7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.02" calcext:value-type="float">
            <text:p>135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61" calcext:value-type="float">
            <text:p>133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5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5.56" calcext:value-type="float">
            <text:p>135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52" calcext:value-type="float">
            <text:p>133,5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4" calcext:value-type="float">
            <text:p>134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9" calcext:value-type="float">
            <text:p>134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02" calcext:value-type="float">
            <text:p>134,0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3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3.7" calcext:value-type="float">
            <text:p>133,7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4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4.06" calcext:value-type="float">
            <text:p>134,0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190:.J1223])" office:value-type="float" office:value="135.9375" calcext:value-type="float">
            <text:p>135,94</text:p>
          </table:table-cell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9" calcext:value-type="float">
            <text:p>100,9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4" calcext:value-type="float">
            <text:p>100,1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32" calcext:value-type="float">
            <text:p>101,32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6" calcext:value-type="float">
            <text:p>100,6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61" calcext:value-type="float">
            <text:p>100,6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" calcext:value-type="float">
            <text:p>100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11" calcext:value-type="float">
            <text:p>100,11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5" calcext:value-type="float">
            <text:p>101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5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56" calcext:value-type="float">
            <text:p>100,5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6" calcext:value-type="float">
            <text:p>100,46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office:value-type="string" calcext:value-type="string">
            <text:p>Alg_1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1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1.05" calcext:value-type="float">
            <text:p>101,05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 table:visibility="filter">
          <table:table-cell table:number-columns-repeated="13"/>
        </table:table-row>
        <table:table-row table:style-name="ro1">
          <table:table-cell office:value-type="string" calcext:value-type="string">
            <text:p>Alg_1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9 Max_FPS</text:p>
          </table:table-cell>
          <table:table-cell office:value-type="string" calcext:value-type="string">
            <text:p><text:s/>1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00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00.4" calcext:value-type="float">
            <text:p>100,4</text:p>
          </table:table-cell>
          <table:table-cell office:value-type="string" calcext:value-type="string">
            <text:p><text:s/>BatchSize</text:p>
          </table:table-cell>
          <table:table-cell office:value-type="float" office:value="32" calcext:value-type="float">
            <text:p>32</text:p>
          </table:table-cell>
          <table:table-cell table:formula="of:=AVERAGE([.J1226:.J1259])" office:value-type="float" office:value="100.638333333333" calcext:value-type="float">
            <text:p>100,64</text:p>
          </table:table-cell>
        </table:table-row>
        <table:table-row table:style-name="ro1">
          <table:table-cell office:value-type="string" calcext:value-type="string">
            <text:p>A_FP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419</text:p>
          </table:table-cell>
          <table:table-cell table:number-columns-repeated="12"/>
        </table:table-row>
        <table:table-row table:style-name="ro1" table:number-rows-repeated="104731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173cm" svg:y="0.121cm">
            <draw:object draw:notify-on-update-of-ranges="Graphics.A1:Graphics.A1 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19cm" svg:y="10.141cm">
            <draw:object draw:notify-on-update-of-ranges="Graphics.E25:Graphics.E25 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224cm" svg:y="19.928cm">
            <draw:object draw:notify-on-update-of-ranges="Graphics.E49:Graphics.E49 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ce8"/>
        <table:table-column table:style-name="co12" table:default-cell-style-name="ce16"/>
        <table:table-column table:style-name="co12" table:default-cell-style-name="ce24"/>
        <table:table-column table:style-name="co12" table:number-columns-repeated="8" table:default-cell-style-name="Default"/>
        <table:table-row table:style-name="ro1">
          <table:table-cell table:style-name="ce2" office:value-type="string" calcext:value-type="string">
            <text:p>FN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19" office:value-type="float" office:value="108.08" calcext:value-type="float">
            <text:p>108,08</text:p>
          </table:table-cell>
          <table:table-cell table:style-name="ce19" office:value-type="float" office:value="89.75" calcext:value-type="float">
            <text:p>89,75</text:p>
          </table:table-cell>
          <table:table-cell table:style-name="ce19" office:value-type="float" office:value="87.98" calcext:value-type="float">
            <text:p>87,98</text:p>
          </table:table-cell>
          <table:table-cell table:style-name="ce19" office:value-type="float" office:value="83.95" calcext:value-type="float">
            <text:p>83,95</text:p>
          </table:table-cell>
          <table:table-cell table:style-name="ce26" office:value-type="float" office:value="83.65" calcext:value-type="float">
            <text:p>83,65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20" office:value-type="float" office:value="109.89" calcext:value-type="float">
            <text:p>109,89</text:p>
          </table:table-cell>
          <table:table-cell table:style-name="ce20" office:value-type="float" office:value="90.72" calcext:value-type="float">
            <text:p>90,72</text:p>
          </table:table-cell>
          <table:table-cell table:style-name="ce20" office:value-type="float" office:value="90.84" calcext:value-type="float">
            <text:p>90,84</text:p>
          </table:table-cell>
          <table:table-cell table:style-name="ce20" office:value-type="float" office:value="85.71" calcext:value-type="float">
            <text:p>85,71</text:p>
          </table:table-cell>
          <table:table-cell table:style-name="ce27" office:value-type="float" office:value="85.53" calcext:value-type="float">
            <text:p>85,53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20" office:value-type="float" office:value="114.74" calcext:value-type="float">
            <text:p>114,74</text:p>
          </table:table-cell>
          <table:table-cell table:style-name="ce20" office:value-type="float" office:value="94.29" calcext:value-type="float">
            <text:p>94,29</text:p>
          </table:table-cell>
          <table:table-cell table:style-name="ce20" office:value-type="float" office:value="91.16" calcext:value-type="float">
            <text:p>91,16</text:p>
          </table:table-cell>
          <table:table-cell table:style-name="ce20" office:value-type="float" office:value="89.1" calcext:value-type="float">
            <text:p>89,10</text:p>
          </table:table-cell>
          <table:table-cell table:style-name="ce27" office:value-type="float" office:value="93.84" calcext:value-type="float">
            <text:p>93,84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20" office:value-type="float" office:value="119.49" calcext:value-type="float">
            <text:p>119,49</text:p>
          </table:table-cell>
          <table:table-cell table:style-name="ce20" office:value-type="float" office:value="96.15" calcext:value-type="float">
            <text:p>96,15</text:p>
          </table:table-cell>
          <table:table-cell table:style-name="ce20" office:value-type="float" office:value="95.16" calcext:value-type="float">
            <text:p>95,16</text:p>
          </table:table-cell>
          <table:table-cell table:style-name="ce20" office:value-type="float" office:value="96.06" calcext:value-type="float">
            <text:p>96,06</text:p>
          </table:table-cell>
          <table:table-cell table:style-name="ce27" office:value-type="float" office:value="93.2" calcext:value-type="float">
            <text:p>93,20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20" office:value-type="float" office:value="126.34" calcext:value-type="float">
            <text:p>126,34</text:p>
          </table:table-cell>
          <table:table-cell table:style-name="ce20" office:value-type="float" office:value="102.33" calcext:value-type="float">
            <text:p>102,33</text:p>
          </table:table-cell>
          <table:table-cell table:style-name="ce20" office:value-type="float" office:value="99.62" calcext:value-type="float">
            <text:p>99,62</text:p>
          </table:table-cell>
          <table:table-cell table:style-name="ce20" office:value-type="float" office:value="100.27" calcext:value-type="float">
            <text:p>100,27</text:p>
          </table:table-cell>
          <table:table-cell table:style-name="ce27" office:value-type="float" office:value="98.23" calcext:value-type="float">
            <text:p>98,23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20" office:value-type="float" office:value="133.67" calcext:value-type="float">
            <text:p>133,67</text:p>
          </table:table-cell>
          <table:table-cell table:style-name="ce20" office:value-type="float" office:value="107.01" calcext:value-type="float">
            <text:p>107,01</text:p>
          </table:table-cell>
          <table:table-cell table:style-name="ce20" office:value-type="float" office:value="104.83" calcext:value-type="float">
            <text:p>104,83</text:p>
          </table:table-cell>
          <table:table-cell table:style-name="ce20" office:value-type="float" office:value="103.78" calcext:value-type="float">
            <text:p>103,78</text:p>
          </table:table-cell>
          <table:table-cell table:style-name="ce27" office:value-type="float" office:value="102.87" calcext:value-type="float">
            <text:p>102,87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21" office:value-type="float" office:value="141.08" calcext:value-type="float">
            <text:p>141,08</text:p>
          </table:table-cell>
          <table:table-cell table:style-name="ce21" office:value-type="float" office:value="114.38" calcext:value-type="float">
            <text:p>114,38</text:p>
          </table:table-cell>
          <table:table-cell table:style-name="ce21" office:value-type="float" office:value="109.02" calcext:value-type="float">
            <text:p>109,02</text:p>
          </table:table-cell>
          <table:table-cell table:style-name="ce21" office:value-type="float" office:value="108.76" calcext:value-type="float">
            <text:p>108,76</text:p>
          </table:table-cell>
          <table:table-cell table:style-name="ce28" office:value-type="float" office:value="108.52" calcext:value-type="float">
            <text:p>108,52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ind Nearest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108.52" calcext:value-type="float">
            <text:p>108,5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108.76" calcext:value-type="float">
            <text:p>108,76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109.02" calcext:value-type="float">
            <text:p>109,02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114.38" calcext:value-type="float">
            <text:p>114,3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02.87" calcext:value-type="float">
            <text:p>102,87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103.78" calcext:value-type="float">
            <text:p>103,78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04.83" calcext:value-type="float">
            <text:p>104,83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7.01" calcext:value-type="float">
            <text:p>107,0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98.23" calcext:value-type="float">
            <text:p>98,23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00.27" calcext:value-type="float">
            <text:p>100,2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99.62" calcext:value-type="float">
            <text:p>99,62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102.33" calcext:value-type="float">
            <text:p>102,33</text:p>
          </table:table-cell>
          <table:table-cell/>
          <table:table-cell table:style-name="ce2" office:value-type="string" calcext:value-type="string">
            <text:p>Find Nearest Gain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93.2" calcext:value-type="float">
            <text:p>93,2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1.0258495821727" calcext:value-type="float">
            <text:p>1,03</text:p>
          </table:table-cell>
          <table:table-cell table:style-name="ce19" table:formula="of:=[.F26]/[.E2]" office:value-type="float" office:value="1.04648783814503" calcext:value-type="float">
            <text:p>1,05</text:p>
          </table:table-cell>
          <table:table-cell table:style-name="ce19" table:formula="of:=[.F26]/[.F2]" office:value-type="float" office:value="1.09672424061942" calcext:value-type="float">
            <text:p>1,10</text:p>
          </table:table-cell>
          <table:table-cell table:style-name="ce26" table:formula="of:=[.F26]/[.G2]" office:value-type="float" office:value="1.10065750149432" calcext:value-type="float">
            <text:p>1,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96.06" calcext:value-type="float">
            <text:p>96,06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39429012345679" calcext:value-type="float">
            <text:p>1,39</text:p>
          </table:table-cell>
          <table:table-cell table:style-name="ce20" table:formula="of:=[.F27]/[.E3]" office:value-type="float" office:value="1.39244826067812" calcext:value-type="float">
            <text:p>1,39</text:p>
          </table:table-cell>
          <table:table-cell table:style-name="ce20" table:formula="of:=[.F27]/[.F3]" office:value-type="float" office:value="1.47579045618948" calcext:value-type="float">
            <text:p>1,48</text:p>
          </table:table-cell>
          <table:table-cell table:style-name="ce27" table:formula="of:=[.F27]/[.G3]" office:value-type="float" office:value="1.47889629369812" calcext:value-type="float">
            <text:p>1,4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95.16" calcext:value-type="float">
            <text:p>95,1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41255700498462" calcext:value-type="float">
            <text:p>2,41</text:p>
          </table:table-cell>
          <table:table-cell table:style-name="ce20" table:formula="of:=[.F28]/[.E4]" office:value-type="float" office:value="2.49539271610355" calcext:value-type="float">
            <text:p>2,50</text:p>
          </table:table-cell>
          <table:table-cell table:style-name="ce20" table:formula="of:=[.F28]/[.F4]" office:value-type="float" office:value="2.55308641975309" calcext:value-type="float">
            <text:p>2,55</text:p>
          </table:table-cell>
          <table:table-cell table:style-name="ce27" table:formula="of:=[.F28]/[.G4]" office:value-type="float" office:value="2.42412617220801" calcext:value-type="float">
            <text:p>2,4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96.15" calcext:value-type="float">
            <text:p>96,15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4.03369734789392" calcext:value-type="float">
            <text:p>4,03</text:p>
          </table:table-cell>
          <table:table-cell table:style-name="ce20" table:formula="of:=[.F29]/[.E5]" office:value-type="float" office:value="4.07566204287516" calcext:value-type="float">
            <text:p>4,08</text:p>
          </table:table-cell>
          <table:table-cell table:style-name="ce20" table:formula="of:=[.F29]/[.F5]" office:value-type="float" office:value="4.03747657713929" calcext:value-type="float">
            <text:p>4,04</text:p>
          </table:table-cell>
          <table:table-cell table:style-name="ce27" table:formula="of:=[.F29]/[.G5]" office:value-type="float" office:value="4.16137339055794" calcext:value-type="float">
            <text:p>4,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93.84" calcext:value-type="float">
            <text:p>93,84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5.95123619661878" calcext:value-type="float">
            <text:p>5,95</text:p>
          </table:table-cell>
          <table:table-cell table:style-name="ce20" table:formula="of:=[.F30]/[.E6]" office:value-type="float" office:value="6.11312989359566" calcext:value-type="float">
            <text:p>6,11</text:p>
          </table:table-cell>
          <table:table-cell table:style-name="ce20" table:formula="of:=[.F30]/[.F6]" office:value-type="float" office:value="6.07350154582627" calcext:value-type="float">
            <text:p>6,07</text:p>
          </table:table-cell>
          <table:table-cell table:style-name="ce27" table:formula="of:=[.F30]/[.G6]" office:value-type="float" office:value="6.19963351318335" calcext:value-type="float">
            <text:p>6,2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89.1" calcext:value-type="float">
            <text:p>89,10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8.3315577983366" calcext:value-type="float">
            <text:p>8,33</text:p>
          </table:table-cell>
          <table:table-cell table:style-name="ce20" table:formula="of:=[.F31]/[.E7]" office:value-type="float" office:value="8.50481732328532" calcext:value-type="float">
            <text:p>8,50</text:p>
          </table:table-cell>
          <table:table-cell table:style-name="ce20" table:formula="of:=[.F31]/[.F7]" office:value-type="float" office:value="8.59086529196377" calcext:value-type="float">
            <text:p>8,59</text:p>
          </table:table-cell>
          <table:table-cell table:style-name="ce27" table:formula="of:=[.F31]/[.G7]" office:value-type="float" office:value="8.66686108680859" calcext:value-type="float">
            <text:p>8,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91.16" calcext:value-type="float">
            <text:p>91,16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10.8372093023256" calcext:value-type="float">
            <text:p>10,84</text:p>
          </table:table-cell>
          <table:table-cell table:style-name="ce21" table:formula="of:=[.F32]/[.E8]" office:value-type="float" office:value="11.3700238488351" calcext:value-type="float">
            <text:p>11,37</text:p>
          </table:table-cell>
          <table:table-cell table:style-name="ce21" table:formula="of:=[.F32]/[.F8]" office:value-type="float" office:value="11.397204854726" calcext:value-type="float">
            <text:p>11,40</text:p>
          </table:table-cell>
          <table:table-cell table:style-name="ce28" table:formula="of:=[.F32]/[.G8]" office:value-type="float" office:value="11.4224106155547" calcext:value-type="float">
            <text:p>11,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94.29" calcext:value-type="float">
            <text:p>94,2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85.53" calcext:value-type="float">
            <text:p>85,53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85.71" calcext:value-type="float">
            <text:p>85,71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90.84" calcext:value-type="float">
            <text:p>90,8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90.72" calcext:value-type="float">
            <text:p>90,7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83.65" calcext:value-type="float">
            <text:p>83,6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3.95" calcext:value-type="float">
            <text:p>83,95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87.98" calcext:value-type="float">
            <text:p>87,9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9.75" calcext:value-type="float">
            <text:p>89,75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41.08" calcext:value-type="float">
            <text:p>141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33.67" calcext:value-type="float">
            <text:p>133,6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26.34" calcext:value-type="float">
            <text:p>126,3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9.49" calcext:value-type="float">
            <text:p>119,49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14.74" calcext:value-type="float">
            <text:p>114,74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9.89" calcext:value-type="float">
            <text:p>109,89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08.08" calcext:value-type="float">
            <text:p>108,08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39.56" calcext:value-type="float">
            <text:p>1239,56</text:p>
          </table:table-cell>
          <table:table-cell office:value-type="float" office:value="1284.98" calcext:value-type="float">
            <text:p>1284,98</text:p>
          </table:table-cell>
          <table:table-cell table:style-name="ce2" office:value-type="string" calcext:value-type="string">
            <text:p>FN Efficiency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891.56" calcext:value-type="float">
            <text:p>891,56</text:p>
          </table:table-cell>
          <table:table-cell office:value-type="float" office:value="932.38" calcext:value-type="float">
            <text:p>932,38</text:p>
          </table:table-cell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92.07" calcext:value-type="float">
            <text:p>92,07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512924791086351" calcext:value-type="float">
            <text:p>0,51</text:p>
          </table:table-cell>
          <table:table-cell table:style-name="ce19" table:formula="of:=[.I26]/[.I49]" office:value-type="float" office:value="0.261621959536258" calcext:value-type="float">
            <text:p>0,26</text:p>
          </table:table-cell>
          <table:table-cell table:style-name="ce19" table:formula="of:=[.J26]/[.J49]" office:value-type="float" office:value="0.182787373436569" calcext:value-type="float">
            <text:p>0,18</text:p>
          </table:table-cell>
          <table:table-cell table:style-name="ce26" table:formula="of:=[.K26]/[.K49]" office:value-type="float" office:value="0.13758218768679" calcext:value-type="float">
            <text:p>0,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08.99" calcext:value-type="float">
            <text:p>608,99</text:p>
          </table:table-cell>
          <table:table-cell office:value-type="float" office:value="641.13" calcext:value-type="float">
            <text:p>641,13</text:p>
          </table:table-cell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126.49" calcext:value-type="float">
            <text:p>126,4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697145061728395" calcext:value-type="float">
            <text:p>0,70</text:p>
          </table:table-cell>
          <table:table-cell table:style-name="ce20" table:formula="of:=[.I27]/[.I49]" office:value-type="float" office:value="0.348112065169529" calcext:value-type="float">
            <text:p>0,35</text:p>
          </table:table-cell>
          <table:table-cell table:style-name="ce20" table:formula="of:=[.J27]/[.J49]" office:value-type="float" office:value="0.245965076031579" calcext:value-type="float">
            <text:p>0,25</text:p>
          </table:table-cell>
          <table:table-cell table:style-name="ce27" table:formula="of:=[.K27]/[.K49]" office:value-type="float" office:value="0.184862036712265" calcext:value-type="float">
            <text:p>0,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87.84" calcext:value-type="float">
            <text:p>387,84</text:p>
          </table:table-cell>
          <table:table-cell office:value-type="float" office:value="412.91" calcext:value-type="float">
            <text:p>412,91</text:p>
          </table:table-cell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227.48" calcext:value-type="float">
            <text:p>227,4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20627850249231" calcext:value-type="float">
            <text:p>1,21</text:p>
          </table:table-cell>
          <table:table-cell table:style-name="ce20" table:formula="of:=[.I28]/[.I49]" office:value-type="float" office:value="0.623848179025889" calcext:value-type="float">
            <text:p>0,62</text:p>
          </table:table-cell>
          <table:table-cell table:style-name="ce20" table:formula="of:=[.J28]/[.J49]" office:value-type="float" office:value="0.425514403292181" calcext:value-type="float">
            <text:p>0,43</text:p>
          </table:table-cell>
          <table:table-cell table:style-name="ce27" table:formula="of:=[.K28]/[.K49]" office:value-type="float" office:value="0.303015771526002" calcext:value-type="float">
            <text:p>0,3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7.48" calcext:value-type="float">
            <text:p>227,48</text:p>
          </table:table-cell>
          <table:table-cell office:value-type="float" office:value="248.18" calcext:value-type="float">
            <text:p>248,18</text:p>
          </table:table-cell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387.84" calcext:value-type="float">
            <text:p>387,84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2.01684867394696" calcext:value-type="float">
            <text:p>2,02</text:p>
          </table:table-cell>
          <table:table-cell table:style-name="ce20" table:formula="of:=[.I29]/[.I49]" office:value-type="float" office:value="1.01891551071879" calcext:value-type="float">
            <text:p>1,02</text:p>
          </table:table-cell>
          <table:table-cell table:style-name="ce20" table:formula="of:=[.J29]/[.J49]" office:value-type="float" office:value="0.672912762856548" calcext:value-type="float">
            <text:p>0,67</text:p>
          </table:table-cell>
          <table:table-cell table:style-name="ce27" table:formula="of:=[.K29]/[.K49]" office:value-type="float" office:value="0.520171673819742" calcext:value-type="float">
            <text:p>0,5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26.49" calcext:value-type="float">
            <text:p>126,49</text:p>
          </table:table-cell>
          <table:table-cell office:value-type="float" office:value="135.94" calcext:value-type="float">
            <text:p>135,94</text:p>
          </table:table-cell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608.99" calcext:value-type="float">
            <text:p>608,99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97561809830939" calcext:value-type="float">
            <text:p>2,98</text:p>
          </table:table-cell>
          <table:table-cell table:style-name="ce20" table:formula="of:=[.I30]/[.I49]" office:value-type="float" office:value="1.52828247339892" calcext:value-type="float">
            <text:p>1,53</text:p>
          </table:table-cell>
          <table:table-cell table:style-name="ce20" table:formula="of:=[.J30]/[.J49]" office:value-type="float" office:value="1.01225025763771" calcext:value-type="float">
            <text:p>1,01</text:p>
          </table:table-cell>
          <table:table-cell table:style-name="ce27" table:formula="of:=[.K30]/[.K49]" office:value-type="float" office:value="0.774954189147918" calcext:value-type="float">
            <text:p>0,77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92.07" calcext:value-type="float">
            <text:p>92,07</text:p>
          </table:table-cell>
          <table:table-cell office:value-type="float" office:value="100.64" calcext:value-type="float">
            <text:p>100,64</text:p>
          </table:table-cell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891.56" calcext:value-type="float">
            <text:p>891,5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4.1657788991683" calcext:value-type="float">
            <text:p>4,17</text:p>
          </table:table-cell>
          <table:table-cell table:style-name="ce20" table:formula="of:=[.I31]/[.I49]" office:value-type="float" office:value="2.12620433082133" calcext:value-type="float">
            <text:p>2,13</text:p>
          </table:table-cell>
          <table:table-cell table:style-name="ce20" table:formula="of:=[.J31]/[.J49]" office:value-type="float" office:value="1.43181088199396" calcext:value-type="float">
            <text:p>1,43</text:p>
          </table:table-cell>
          <table:table-cell table:style-name="ce27" table:formula="of:=[.K31]/[.K49]" office:value-type="float" office:value="1.08335763585107" calcext:value-type="float">
            <text:p>1,08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5.41860465116279" calcext:value-type="float">
            <text:p>5,42</text:p>
          </table:table-cell>
          <table:table-cell table:style-name="ce21" table:formula="of:=[.I32]/[.I49]" office:value-type="float" office:value="2.84250596220877" calcext:value-type="float">
            <text:p>2,84</text:p>
          </table:table-cell>
          <table:table-cell table:style-name="ce21" table:formula="of:=[.J32]/[.J49]" office:value-type="float" office:value="1.89953414245433" calcext:value-type="float">
            <text:p>1,90</text:p>
          </table:table-cell>
          <table:table-cell table:style-name="ce28" table:formula="of:=[.K32]/[.K49]" office:value-type="float" office:value="1.42780132694434" calcext:value-type="float">
            <text:p>1,43</text:p>
          </table:table-cell>
        </table:table-row>
      </table:table>
      <table:table table:name="Tabela dinâmica_Graphics_1" table:style-name="ta1">
        <table:table-column table:style-name="co12" table:default-cell-style-name="ce35"/>
        <table:table-column table:style-name="co12" table:default-cell-style-name="ce40"/>
        <table:table-column table:style-name="co12" table:number-columns-repeated="2" table:default-cell-style-name="ce45"/>
        <table:table-column table:style-name="co12" table:default-cell-style-name="ce50"/>
        <table:table-row table:style-name="ro1">
          <table:table-cell table:style-name="ce32" office:value-type="string" calcext:value-type="string">
            <text:p>Soma - 108.52</text:p>
          </table:table-cell>
          <table:table-cell table:style-name="ce37" office:value-type="string" calcext:value-type="string">
            <text:p>8</text:p>
          </table:table-cell>
          <table:table-cell table:style-name="ce42" table:number-columns-repeated="2"/>
          <table:table-cell table:style-name="ce47"/>
        </table:table-row>
        <table:table-row table:style-name="ro1">
          <table:table-cell table:style-name="ce33" office:value-type="string" calcext:value-type="string">
            <text:p>1440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1">
          <table:table-cell table:style-name="ce34" office:value-type="float" office:value="120" calcext:value-type="float">
            <text:p>120</text:p>
          </table:table-cell>
          <table:table-cell table:style-name="ce39" office:value-type="float" office:value="89.75" calcext:value-type="float">
            <text:p>89,75</text:p>
          </table:table-cell>
          <table:table-cell table:style-name="ce44" office:value-type="float" office:value="87.98" calcext:value-type="float">
            <text:p>87,98</text:p>
          </table:table-cell>
          <table:table-cell table:style-name="ce44" office:value-type="float" office:value="83.95" calcext:value-type="float">
            <text:p>83,95</text:p>
          </table:table-cell>
          <table:table-cell table:style-name="ce49" office:value-type="float" office:value="83.65" calcext:value-type="float">
            <text:p>83,6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0.72" calcext:value-type="float">
            <text:p>90,72</text:p>
          </table:table-cell>
          <table:table-cell office:value-type="float" office:value="90.84" calcext:value-type="float">
            <text:p>90,84</text:p>
          </table:table-cell>
          <table:table-cell office:value-type="float" office:value="85.71" calcext:value-type="float">
            <text:p>85,71</text:p>
          </table:table-cell>
          <table:table-cell office:value-type="float" office:value="85.53" calcext:value-type="float">
            <text:p>85,5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4.29" calcext:value-type="float">
            <text:p>94,29</text:p>
          </table:table-cell>
          <table:table-cell office:value-type="float" office:value="91.16" calcext:value-type="float">
            <text:p>91,16</text:p>
          </table:table-cell>
          <table:table-cell office:value-type="float" office:value="89.1" calcext:value-type="float">
            <text:p>89,10</text:p>
          </table:table-cell>
          <table:table-cell office:value-type="float" office:value="93.84" calcext:value-type="float">
            <text:p>93,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6.15" calcext:value-type="float">
            <text:p>96,15</text:p>
          </table:table-cell>
          <table:table-cell office:value-type="float" office:value="95.16" calcext:value-type="float">
            <text:p>95,16</text:p>
          </table:table-cell>
          <table:table-cell office:value-type="float" office:value="96.06" calcext:value-type="float">
            <text:p>96,06</text:p>
          </table:table-cell>
          <table:table-cell office:value-type="float" office:value="93.2" calcext:value-type="float">
            <text:p>93,2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2.33" calcext:value-type="float">
            <text:p>102,33</text:p>
          </table:table-cell>
          <table:table-cell office:value-type="float" office:value="99.62" calcext:value-type="float">
            <text:p>99,62</text:p>
          </table:table-cell>
          <table:table-cell office:value-type="float" office:value="100.27" calcext:value-type="float">
            <text:p>100,27</text:p>
          </table:table-cell>
          <table:table-cell office:value-type="float" office:value="98.23" calcext:value-type="float">
            <text:p>98,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7.01" calcext:value-type="float">
            <text:p>107,01</text:p>
          </table:table-cell>
          <table:table-cell office:value-type="float" office:value="104.83" calcext:value-type="float">
            <text:p>104,83</text:p>
          </table:table-cell>
          <table:table-cell office:value-type="float" office:value="103.78" calcext:value-type="float">
            <text:p>103,78</text:p>
          </table:table-cell>
          <table:table-cell office:value-type="float" office:value="102.87" calcext:value-type="float">
            <text:p>102,87</text:p>
          </table:table-cell>
        </table:table-row>
        <table:table-row table:style-name="ro1">
          <table:table-cell table:style-name="ce36" office:value-type="float" office:value="1440" calcext:value-type="float">
            <text:p>1440</text:p>
          </table:table-cell>
          <table:table-cell table:style-name="ce41" office:value-type="float" office:value="114.38" calcext:value-type="float">
            <text:p>114,38</text:p>
          </table:table-cell>
          <table:table-cell table:style-name="ce46" office:value-type="float" office:value="109.02" calcext:value-type="float">
            <text:p>109,02</text:p>
          </table:table-cell>
          <table:table-cell table:style-name="ce46" office:value-type="float" office:value="108.76" calcext:value-type="float">
            <text:p>108,76</text:p>
          </table:table-cell>
          <table:table-cell table:style-name="ce51"/>
        </table:table-row>
      </table:table>
      <table:named-expressions/>
      <table:database-ranges>
        <table:database-range table:name="__Anonymous_Sheet_DB__0" table:target-range-address="output_FN.B1:output_FN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Tabela dinâmica_Graphics_1'.A1:'Tabela dinâmica_Graphics_1'.E9" table:buttons="'Tabela dinâmica_Graphics_1'.A2 'Tabela dinâmica_Graphics_1'.B1" table:grand-total="none" table:show-filter-button="false" table:drill-down-on-double-click="false">
          <table:source-cell-range table:cell-range-address="Graphics.A14:Graphics.C41"/>
          <table:data-pilot-field table:source-field-name="8" table:orientation="column" table:used-hierarchy="0" table:function="auto">
            <table:data-pilot-level table:show-empty="false" calcext:repeat-item-labels="false">
              <table:data-pilot-members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440" table:orientation="row" table:used-hierarchy="0" table:function="auto">
            <table:data-pilot-level table:show-empty="false" calcext:repeat-item-labels="false">
              <table:data-pilot-members>
                <table:data-pilot-member table:name="120" table:display="true" table:show-details="true"/>
                <table:data-pilot-member table:name="240" table:display="true" table:show-details="true"/>
                <table:data-pilot-member table:name="480" table:display="true" table:show-details="true"/>
                <table:data-pilot-member table:name="720" table:display="true" table:show-details="true"/>
                <table:data-pilot-member table:name="960" table:display="true" table:show-details="true"/>
                <table:data-pilot-member table:name="1200" table:display="true" table:show-details="true"/>
                <table:data-pilot-member table:name="14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08.52" table:orientation="data" table:used-hierarchy="0" table:function="sum">
            <table:data-pilot-level table:show-empty="false" calcext:repeat-item-labels="false">
              <table:data-pilot-members>
                <table:data-pilot-member table:name="83,65" table:display="true" table:show-details="true"/>
                <table:data-pilot-member table:name="83,95" table:display="true" table:show-details="true"/>
                <table:data-pilot-member table:name="85,53" table:display="true" table:show-details="true"/>
                <table:data-pilot-member table:name="85,71" table:display="true" table:show-details="true"/>
                <table:data-pilot-member table:name="87,98" table:display="true" table:show-details="true"/>
                <table:data-pilot-member table:name="89,10" table:display="true" table:show-details="true"/>
                <table:data-pilot-member table:name="89,75" table:display="true" table:show-details="true"/>
                <table:data-pilot-member table:name="90,72" table:display="true" table:show-details="true"/>
                <table:data-pilot-member table:name="90,84" table:display="true" table:show-details="true"/>
                <table:data-pilot-member table:name="91,16" table:display="true" table:show-details="true"/>
                <table:data-pilot-member table:name="93,20" table:display="true" table:show-details="true"/>
                <table:data-pilot-member table:name="93,84" table:display="true" table:show-details="true"/>
                <table:data-pilot-member table:name="94,29" table:display="true" table:show-details="true"/>
                <table:data-pilot-member table:name="95,16" table:display="true" table:show-details="true"/>
                <table:data-pilot-member table:name="96,06" table:display="true" table:show-details="true"/>
                <table:data-pilot-member table:name="96,15" table:display="true" table:show-details="true"/>
                <table:data-pilot-member table:name="98,23" table:display="true" table:show-details="true"/>
                <table:data-pilot-member table:name="99,62" table:display="true" table:show-details="true"/>
                <table:data-pilot-member table:name="100,27" table:display="true" table:show-details="true"/>
                <table:data-pilot-member table:name="102,33" table:display="true" table:show-details="true"/>
                <table:data-pilot-member table:name="102,87" table:display="true" table:show-details="true"/>
                <table:data-pilot-member table:name="103,78" table:display="true" table:show-details="true"/>
                <table:data-pilot-member table:name="104,83" table:display="true" table:show-details="true"/>
                <table:data-pilot-member table:name="107,01" table:display="true" table:show-details="true"/>
                <table:data-pilot-member table:name="108,76" table:display="true" table:show-details="true"/>
                <table:data-pilot-member table:name="109,02" table:display="true" table:show-details="true"/>
                <table:data-pilot-member table:name="114,3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02:08:11.2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22T02:13:43.870000000</dc:date>
    <meta:editing-duration>PT5M32S</meta:editing-duration>
    <meta:editing-cycles>2</meta:editing-cycles>
    <meta:document-statistic meta:table-count="3" meta:cell-count="5841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937cm" svg:y="0.316cm" chart:style-name="ch2">
          <text:p>Find NEarest 32 Batches Performance</text:p>
        </chart:title>
        <chart:legend chart:legend-position="end" svg:x="14.525cm" svg:y="2.938cm" style:legend-expansion="high" chart:style-name="ch3"/>
        <chart:plot-area chart:style-name="ch4" table:cell-range-address="Graphics.A1:Graphics.G8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92.07">
                <text:p>92.07</text:p>
                <draw:g>
                  <svg:desc>Graphics.B2:Graphics.B8</svg:desc>
                </draw:g>
              </table:table-cell>
              <table:table-cell office:value-type="float" office:value="108.08">
                <text:p>108.08</text:p>
                <draw:g>
                  <svg:desc>Graphics.C2:Graphics.C8</svg:desc>
                </draw:g>
              </table:table-cell>
              <table:table-cell office:value-type="float" office:value="89.75">
                <text:p>89.75</text:p>
                <draw:g>
                  <svg:desc>Graphics.D2:Graphics.D8</svg:desc>
                </draw:g>
              </table:table-cell>
              <table:table-cell office:value-type="float" office:value="87.98">
                <text:p>87.98</text:p>
                <draw:g>
                  <svg:desc>Graphics.E2:Graphics.E8</svg:desc>
                </draw:g>
              </table:table-cell>
              <table:table-cell office:value-type="float" office:value="83.95">
                <text:p>83.95</text:p>
                <draw:g>
                  <svg:desc>Graphics.F2:Graphics.F8</svg:desc>
                </draw:g>
              </table:table-cell>
              <table:table-cell office:value-type="float" office:value="83.65">
                <text:p>83.65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26.49">
                <text:p>126.49</text:p>
              </table:table-cell>
              <table:table-cell office:value-type="float" office:value="109.89">
                <text:p>109.89</text:p>
              </table:table-cell>
              <table:table-cell office:value-type="float" office:value="90.72">
                <text:p>90.72</text:p>
              </table:table-cell>
              <table:table-cell office:value-type="float" office:value="90.84">
                <text:p>90.84</text:p>
              </table:table-cell>
              <table:table-cell office:value-type="float" office:value="85.71">
                <text:p>85.71</text:p>
              </table:table-cell>
              <table:table-cell office:value-type="float" office:value="85.53">
                <text:p>85.5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7.48">
                <text:p>227.48</text:p>
              </table:table-cell>
              <table:table-cell office:value-type="float" office:value="114.74">
                <text:p>114.74</text:p>
              </table:table-cell>
              <table:table-cell office:value-type="float" office:value="94.29">
                <text:p>94.29</text:p>
              </table:table-cell>
              <table:table-cell office:value-type="float" office:value="91.16">
                <text:p>91.16</text:p>
              </table:table-cell>
              <table:table-cell office:value-type="float" office:value="89.1">
                <text:p>89.1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87.84">
                <text:p>387.84</text:p>
              </table:table-cell>
              <table:table-cell office:value-type="float" office:value="119.49">
                <text:p>119.49</text:p>
              </table:table-cell>
              <table:table-cell office:value-type="float" office:value="96.15">
                <text:p>96.15</text:p>
              </table:table-cell>
              <table:table-cell office:value-type="float" office:value="95.16">
                <text:p>95.16</text:p>
              </table:table-cell>
              <table:table-cell office:value-type="float" office:value="96.06">
                <text:p>96.06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08.99">
                <text:p>608.99</text:p>
              </table:table-cell>
              <table:table-cell office:value-type="float" office:value="126.34">
                <text:p>126.34</text:p>
              </table:table-cell>
              <table:table-cell office:value-type="float" office:value="102.33">
                <text:p>102.33</text:p>
              </table:table-cell>
              <table:table-cell office:value-type="float" office:value="99.62">
                <text:p>99.62</text:p>
              </table:table-cell>
              <table:table-cell office:value-type="float" office:value="100.27">
                <text:p>100.27</text:p>
              </table:table-cell>
              <table:table-cell office:value-type="float" office:value="98.23">
                <text:p>98.2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91.56">
                <text:p>891.56</text:p>
              </table:table-cell>
              <table:table-cell office:value-type="float" office:value="133.67">
                <text:p>133.67</text:p>
              </table:table-cell>
              <table:table-cell office:value-type="float" office:value="107.01">
                <text:p>107.01</text:p>
              </table:table-cell>
              <table:table-cell office:value-type="float" office:value="104.83">
                <text:p>104.83</text:p>
              </table:table-cell>
              <table:table-cell office:value-type="float" office:value="103.78">
                <text:p>103.78</text:p>
              </table:table-cell>
              <table:table-cell office:value-type="float" office:value="102.87">
                <text:p>102.8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39.56">
                <text:p>1239.56</text:p>
              </table:table-cell>
              <table:table-cell office:value-type="float" office:value="141.08">
                <text:p>141.08</text:p>
              </table:table-cell>
              <table:table-cell office:value-type="float" office:value="114.38">
                <text:p>114.38</text:p>
              </table:table-cell>
              <table:table-cell office:value-type="float" office:value="109.02">
                <text:p>109.02</text:p>
              </table:table-cell>
              <table:table-cell office:value-type="float" office:value="108.76">
                <text:p>108.76</text:p>
              </table:table-cell>
              <table:table-cell office:value-type="float" office:value="108.52">
                <text:p>108.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05cm" svg:y="0.316cm" chart:style-name="ch2">
          <text:p>Find Nearest 32 Batches Gain</text:p>
        </chart:title>
        <chart:legend chart:legend-position="end" svg:x="15.054cm" svg:y="3.442cm" style:legend-expansion="high" chart:style-name="ch3"/>
        <chart:plot-area chart:style-name="ch4" table:cell-range-address="Graphics.E25:Graphics.E32 Graphics.H25:Graphics.K32" chart:data-source-has-labels="both" svg:x="1.321cm" svg:y="1.301cm" svg:width="13.413cm" svg:height="6.548cm">
          <chart:coordinate-region svg:x="1.953cm" svg:y="1.503cm" svg:width="12.78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5.003cm" chart:style-name="ch8">
              <text:p> 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1.0258495821727">
                <text:p>1.0258495821727</text:p>
                <draw:g>
                  <svg:desc>Graphics.H26:Graphics.H32</svg:desc>
                </draw:g>
              </table:table-cell>
              <table:table-cell office:value-type="float" office:value="1.04648783814503">
                <text:p>1.04648783814503</text:p>
                <draw:g>
                  <svg:desc>Graphics.I26:Graphics.I32</svg:desc>
                </draw:g>
              </table:table-cell>
              <table:table-cell office:value-type="float" office:value="1.09672424061942">
                <text:p>1.09672424061942</text:p>
                <draw:g>
                  <svg:desc>Graphics.J26:Graphics.J32</svg:desc>
                </draw:g>
              </table:table-cell>
              <table:table-cell office:value-type="float" office:value="1.10065750149432">
                <text:p>1.10065750149432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39429012345679">
                <text:p>1.39429012345679</text:p>
              </table:table-cell>
              <table:table-cell office:value-type="float" office:value="1.39244826067812">
                <text:p>1.39244826067812</text:p>
              </table:table-cell>
              <table:table-cell office:value-type="float" office:value="1.47579045618948">
                <text:p>1.47579045618948</text:p>
              </table:table-cell>
              <table:table-cell office:value-type="float" office:value="1.47889629369812">
                <text:p>1.4788962936981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41255700498462">
                <text:p>2.41255700498462</text:p>
              </table:table-cell>
              <table:table-cell office:value-type="float" office:value="2.49539271610355">
                <text:p>2.49539271610355</text:p>
              </table:table-cell>
              <table:table-cell office:value-type="float" office:value="2.55308641975309">
                <text:p>2.55308641975309</text:p>
              </table:table-cell>
              <table:table-cell office:value-type="float" office:value="2.42412617220801">
                <text:p>2.4241261722080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3369734789392">
                <text:p>4.03369734789392</text:p>
              </table:table-cell>
              <table:table-cell office:value-type="float" office:value="4.07566204287516">
                <text:p>4.07566204287516</text:p>
              </table:table-cell>
              <table:table-cell office:value-type="float" office:value="4.03747657713929">
                <text:p>4.03747657713929</text:p>
              </table:table-cell>
              <table:table-cell office:value-type="float" office:value="4.16137339055794">
                <text:p>4.161373390557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95123619661878">
                <text:p>5.95123619661878</text:p>
              </table:table-cell>
              <table:table-cell office:value-type="float" office:value="6.11312989359566">
                <text:p>6.11312989359566</text:p>
              </table:table-cell>
              <table:table-cell office:value-type="float" office:value="6.07350154582627">
                <text:p>6.07350154582627</text:p>
              </table:table-cell>
              <table:table-cell office:value-type="float" office:value="6.19963351318335">
                <text:p>6.199633513183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3315577983366">
                <text:p>8.3315577983366</text:p>
              </table:table-cell>
              <table:table-cell office:value-type="float" office:value="8.50481732328532">
                <text:p>8.50481732328532</text:p>
              </table:table-cell>
              <table:table-cell office:value-type="float" office:value="8.59086529196377">
                <text:p>8.59086529196377</text:p>
              </table:table-cell>
              <table:table-cell office:value-type="float" office:value="8.66686108680859">
                <text:p>8.6668610868085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.8372093023256">
                <text:p>10.8372093023256</text:p>
              </table:table-cell>
              <table:table-cell office:value-type="float" office:value="11.3700238488351">
                <text:p>11.3700238488351</text:p>
              </table:table-cell>
              <table:table-cell office:value-type="float" office:value="11.397204854726">
                <text:p>11.397204854726</text:p>
              </table:table-cell>
              <table:table-cell office:value-type="float" office:value="11.4224106155547">
                <text:p>11.42241061555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7cm" svg:y="0.316cm" chart:style-name="ch2">
          <text:p>Find Nearest 32 Batches Efficiency</text:p>
        </chart:title>
        <chart:legend chart:legend-position="end" svg:x="15.054cm" svg:y="3.442cm" style:legend-expansion="high" chart:style-name="ch3"/>
        <chart:plot-area chart:style-name="ch4" table:cell-range-address="Graphics.E49:Graphics.E56 Graphics.H49:Graphics.K56" chart:data-source-has-labels="both" svg:x="1.321cm" svg:y="1.301cm" svg:width="13.413cm" svg:height="6.548cm">
          <chart:coordinate-region svg:x="1.763cm" svg:y="1.503cm" svg:width="12.971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512924791086351">
                <text:p>0.512924791086351</text:p>
                <draw:g>
                  <svg:desc>Graphics.H50:Graphics.H56</svg:desc>
                </draw:g>
              </table:table-cell>
              <table:table-cell office:value-type="float" office:value="0.261621959536258">
                <text:p>0.261621959536258</text:p>
                <draw:g>
                  <svg:desc>Graphics.I50:Graphics.I56</svg:desc>
                </draw:g>
              </table:table-cell>
              <table:table-cell office:value-type="float" office:value="0.182787373436569">
                <text:p>0.182787373436569</text:p>
                <draw:g>
                  <svg:desc>Graphics.J50:Graphics.J56</svg:desc>
                </draw:g>
              </table:table-cell>
              <table:table-cell office:value-type="float" office:value="0.13758218768679">
                <text:p>0.13758218768679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97145061728395">
                <text:p>0.697145061728395</text:p>
              </table:table-cell>
              <table:table-cell office:value-type="float" office:value="0.348112065169529">
                <text:p>0.348112065169529</text:p>
              </table:table-cell>
              <table:table-cell office:value-type="float" office:value="0.245965076031579">
                <text:p>0.245965076031579</text:p>
              </table:table-cell>
              <table:table-cell office:value-type="float" office:value="0.184862036712265">
                <text:p>0.1848620367122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20627850249231">
                <text:p>1.20627850249231</text:p>
              </table:table-cell>
              <table:table-cell office:value-type="float" office:value="0.623848179025889">
                <text:p>0.623848179025889</text:p>
              </table:table-cell>
              <table:table-cell office:value-type="float" office:value="0.425514403292181">
                <text:p>0.425514403292181</text:p>
              </table:table-cell>
              <table:table-cell office:value-type="float" office:value="0.303015771526002">
                <text:p>0.30301577152600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.01684867394696">
                <text:p>2.01684867394696</text:p>
              </table:table-cell>
              <table:table-cell office:value-type="float" office:value="1.01891551071879">
                <text:p>1.01891551071879</text:p>
              </table:table-cell>
              <table:table-cell office:value-type="float" office:value="0.672912762856548">
                <text:p>0.672912762856548</text:p>
              </table:table-cell>
              <table:table-cell office:value-type="float" office:value="0.520171673819742">
                <text:p>0.52017167381974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97561809830939">
                <text:p>2.97561809830939</text:p>
              </table:table-cell>
              <table:table-cell office:value-type="float" office:value="1.52828247339892">
                <text:p>1.52828247339892</text:p>
              </table:table-cell>
              <table:table-cell office:value-type="float" office:value="1.01225025763771">
                <text:p>1.01225025763771</text:p>
              </table:table-cell>
              <table:table-cell office:value-type="float" office:value="0.774954189147918">
                <text:p>0.77495418914791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.1657788991683">
                <text:p>4.1657788991683</text:p>
              </table:table-cell>
              <table:table-cell office:value-type="float" office:value="2.12620433082133">
                <text:p>2.12620433082133</text:p>
              </table:table-cell>
              <table:table-cell office:value-type="float" office:value="1.43181088199396">
                <text:p>1.43181088199396</text:p>
              </table:table-cell>
              <table:table-cell office:value-type="float" office:value="1.08335763585107">
                <text:p>1.0833576358510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.41860465116279">
                <text:p>5.41860465116279</text:p>
              </table:table-cell>
              <table:table-cell office:value-type="float" office:value="2.84250596220877">
                <text:p>2.84250596220877</text:p>
              </table:table-cell>
              <table:table-cell office:value-type="float" office:value="1.89953414245433">
                <text:p>1.89953414245433</text:p>
              </table:table-cell>
              <table:table-cell office:value-type="float" office:value="1.42780132694434">
                <text:p>1.427801326944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